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paragraph-rsid="00080f2c" style:font-size-asian="18pt" style:font-weight-asian="bold" style:font-size-complex="18pt" style:font-weight-complex="bold"/>
    </style:style>
    <style:style style:name="P2" style:family="paragraph" style:parent-style-name="Head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Footer">
      <style:paragraph-properties fo:text-align="center" style:justify-single-word="false"/>
      <style:text-properties fo:color="#666666" loext:opacity="100%" fo:font-weight="bold" officeooo:rsid="0009b938" officeooo:paragraph-rsid="0009b938" style:font-weight-asian="bold" style:font-weight-complex="bold"/>
    </style:style>
    <style:style style:name="P4" style:family="paragraph" style:parent-style-name="Standard">
      <style:text-properties fo:font-size="11pt" fo:font-weight="bold" officeooo:paragraph-rsid="00061abd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11pt" fo:font-weight="bold" officeooo:paragraph-rsid="00072e57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fo:font-weight="bold" officeooo:paragraph-rsid="0006973c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fo:font-weight="bold" officeooo:rsid="00061abd" officeooo:paragraph-rsid="00061abd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officeooo:paragraph-rsid="00061abd" style:font-size-asian="11pt" style:font-size-complex="11pt"/>
    </style:style>
    <style:style style:name="P10" style:family="paragraph" style:parent-style-name="Standard">
      <style:text-properties fo:font-size="11pt" officeooo:paragraph-rsid="0006973c" style:font-size-asian="11pt" style:font-size-complex="11pt"/>
    </style:style>
    <style:style style:name="P11" style:family="paragraph" style:parent-style-name="Standard">
      <style:paragraph-properties fo:break-before="page"/>
      <style:text-properties fo:font-size="11pt" officeooo:paragraph-rsid="0006973c" style:font-size-asian="11pt" style:font-size-complex="11pt"/>
    </style:style>
    <style:style style:name="P12" style:family="paragraph" style:parent-style-name="Standard">
      <style:text-properties fo:font-size="11pt" style:font-size-asian="11pt" style:font-size-complex="11pt"/>
    </style:style>
    <style:style style:name="P13" style:family="paragraph" style:parent-style-name="Standard">
      <style:paragraph-properties fo:break-before="page"/>
      <style:text-properties fo:font-size="11pt" style:font-size-asian="11pt" style:font-size-complex="11pt"/>
    </style:style>
    <style:style style:name="P14" style:family="paragraph" style:parent-style-name="Standard">
      <style:text-properties fo:font-size="11pt" fo:background-color="#158466" style:font-size-asian="11pt" style:font-size-complex="11pt"/>
    </style:style>
    <style:style style:name="P15" style:family="paragraph" style:parent-style-name="Standard">
      <style:paragraph-properties fo:line-height="100%"/>
      <style:text-properties fo:color="#ffffff" loext:opacity="100%" fo:font-size="9pt" fo:background-color="#00a933" style:font-size-asian="9pt" style:font-size-complex="9pt"/>
    </style:style>
    <style:style style:name="P16" style:family="paragraph" style:parent-style-name="Standard">
      <style:paragraph-properties fo:line-height="100%"/>
      <style:text-properties fo:font-size="9pt" fo:font-weight="bold" officeooo:paragraph-rsid="00061abd" style:font-size-asian="9pt" style:font-weight-asian="bold" style:font-size-complex="9pt" style:font-weight-complex="bold"/>
    </style:style>
    <style:style style:name="P17" style:family="paragraph" style:parent-style-name="Standard">
      <style:paragraph-properties fo:line-height="100%"/>
      <style:text-properties fo:font-size="9pt" fo:font-weight="bold" style:font-size-asian="9pt" style:font-weight-asian="bold" style:font-size-complex="9pt" style:font-weight-complex="bold"/>
    </style:style>
    <style:style style:name="P18" style:family="paragraph" style:parent-style-name="Standard">
      <style:paragraph-properties fo:line-height="100%"/>
      <style:text-properties fo:font-size="9pt" style:font-size-asian="9pt" style:font-size-complex="9pt"/>
    </style:style>
    <style:style style:name="P19" style:family="paragraph" style:parent-style-name="Standard">
      <style:paragraph-properties fo:line-height="100%"/>
      <style:text-properties fo:font-size="9pt" officeooo:paragraph-rsid="0006973c" style:font-size-asian="9pt" style:font-size-complex="9pt"/>
    </style:style>
    <style:style style:name="P20" style:family="paragraph" style:parent-style-name="Standard">
      <style:paragraph-properties fo:line-height="100%"/>
      <style:text-properties fo:font-size="9pt" officeooo:paragraph-rsid="00072e57" style:font-size-asian="9pt" style:font-size-complex="9pt"/>
    </style:style>
    <style:style style:name="P21" style:family="paragraph" style:parent-style-name="Standard">
      <style:paragraph-properties fo:line-height="100%"/>
      <style:text-properties fo:font-size="9pt" fo:background-color="#00a933" style:font-size-asian="9pt" style:font-size-complex="9pt"/>
    </style:style>
    <style:style style:name="P22" style:family="paragraph" style:parent-style-name="Standard">
      <style:text-properties fo:font-size="9pt" officeooo:paragraph-rsid="0006973c" fo:background-color="#00a933" style:font-size-asian="9pt" style:font-size-complex="9pt"/>
    </style:style>
    <style:style style:name="P23" style:family="paragraph" style:parent-style-name="Standard">
      <style:text-properties officeooo:paragraph-rsid="0009b938"/>
    </style:style>
    <style:style style:name="P24" style:family="paragraph" style:parent-style-name="Standard" style:list-style-name="L1">
      <style:text-properties fo:color="#158466" loext:opacity="100%" fo:font-size="11pt" fo:font-weight="bold" officeooo:rsid="000fe60a" officeooo:paragraph-rsid="000fe60a" fo:background-color="transparent" style:font-size-asian="11pt" style:font-weight-asian="bold" style:font-size-complex="11pt" style:font-weight-complex="bold"/>
    </style:style>
    <style:style style:name="P25" style:family="paragraph" style:parent-style-name="Standard" style:list-style-name="L2">
      <style:text-properties fo:color="#158466" loext:opacity="100%" fo:font-size="11pt" fo:font-weight="bold" officeooo:rsid="000fe60a" officeooo:paragraph-rsid="000fe60a" style:font-size-asian="11pt" style:font-weight-asian="bold" style:font-size-complex="11pt" style:font-weight-complex="bold"/>
    </style:style>
    <style:style style:name="P26" style:family="paragraph" style:parent-style-name="Standard" style:list-style-name="L3">
      <style:text-properties fo:color="#158466" loext:opacity="100%" fo:font-size="11pt" fo:font-weight="bold" officeooo:rsid="000fe60a" officeooo:paragraph-rsid="000fe60a" style:font-size-asian="11pt" style:font-weight-asian="bold" style:font-size-complex="11pt" style:font-weight-complex="bold"/>
    </style:style>
    <style:style style:name="P27" style:family="paragraph" style:parent-style-name="Standard" style:list-style-name="L4">
      <style:text-properties fo:color="#158466" loext:opacity="100%" fo:font-size="11pt" fo:font-weight="bold" officeooo:rsid="000fe60a" officeooo:paragraph-rsid="000fe60a" style:font-size-asian="11pt" style:font-weight-asian="bold" style:font-size-complex="11pt" style:font-weight-complex="bold"/>
    </style:style>
    <style:style style:name="P28" style:family="paragraph" style:parent-style-name="Standard" style:list-style-name="L5">
      <style:text-properties fo:color="#158466" loext:opacity="100%" fo:font-size="11pt" fo:font-weight="bold" officeooo:rsid="000fe60a" officeooo:paragraph-rsid="000fe60a" style:font-size-asian="11pt" style:font-weight-asian="bold" style:font-size-complex="11pt" style:font-weight-complex="bold"/>
    </style:style>
    <style:style style:name="P29" style:family="paragraph" style:parent-style-name="Standard" style:list-style-name="L8">
      <style:text-properties fo:color="#158466" loext:opacity="100%" fo:font-size="11pt" officeooo:rsid="00130d2d" officeooo:paragraph-rsid="00130d2d" style:font-size-asian="11pt" style:font-size-complex="11pt"/>
    </style:style>
    <style:style style:name="P30" style:family="paragraph" style:parent-style-name="Standard" style:list-style-name="L9">
      <style:text-properties fo:color="#158466" loext:opacity="100%" fo:font-size="11pt" officeooo:rsid="00130d2d" officeooo:paragraph-rsid="00130d2d" style:font-size-asian="11pt" style:font-size-complex="11pt"/>
    </style:style>
    <style:style style:name="P31" style:family="paragraph" style:parent-style-name="Standard" style:list-style-name="L10">
      <style:text-properties fo:color="#158466" loext:opacity="100%" fo:font-size="11pt" officeooo:rsid="00130d2d" officeooo:paragraph-rsid="00130d2d" style:font-size-asian="11pt" style:font-size-complex="11pt"/>
    </style:style>
    <style:style style:name="P32" style:family="paragraph" style:parent-style-name="Standard" style:list-style-name="L11">
      <style:text-properties fo:color="#158466" loext:opacity="100%" fo:font-size="11pt" officeooo:rsid="00130d2d" officeooo:paragraph-rsid="00130d2d" style:font-size-asian="11pt" style:font-size-complex="11pt"/>
    </style:style>
    <style:style style:name="P33" style:family="paragraph" style:parent-style-name="Standard" style:list-style-name="L12">
      <style:text-properties fo:color="#158466" loext:opacity="100%" fo:font-size="11pt" officeooo:rsid="00130d2d" officeooo:paragraph-rsid="00130d2d" style:font-size-asian="11pt" style:font-size-complex="11pt"/>
    </style:style>
    <style:style style:name="P34" style:family="paragraph" style:parent-style-name="Standard" style:list-style-name="L13">
      <style:text-properties fo:color="#158466" loext:opacity="100%" fo:font-size="9pt" officeooo:rsid="001527b8" officeooo:paragraph-rsid="001527b8" style:font-size-asian="9pt" style:font-size-complex="9pt"/>
    </style:style>
    <style:style style:name="P35" style:family="paragraph" style:parent-style-name="Standard" style:list-style-name="L6">
      <style:text-properties officeooo:paragraph-rsid="00112536"/>
    </style:style>
    <style:style style:name="P36" style:family="paragraph" style:parent-style-name="Standard" style:list-style-name="L6">
      <style:text-properties fo:font-size="11pt" officeooo:rsid="00112536" officeooo:paragraph-rsid="00112536" style:font-size-asian="11pt" style:font-size-complex="11pt"/>
    </style:style>
    <style:style style:name="P37" style:family="paragraph" style:parent-style-name="Standard" style:list-style-name="L7">
      <style:text-properties fo:font-size="11pt" style:font-size-asian="11pt" style:font-size-complex="11pt"/>
    </style:style>
    <style:style style:name="P38" style:family="paragraph" style:parent-style-name="Standard" style:list-style-name="L14">
      <style:text-properties fo:font-size="11pt" style:font-size-asian="11pt" style:font-size-complex="11pt"/>
    </style:style>
    <style:style style:name="P39" style:family="paragraph" style:parent-style-name="Standard" style:list-style-name="L15">
      <style:text-properties fo:font-size="11pt" style:font-size-asian="11pt" style:font-size-complex="11pt"/>
    </style:style>
    <style:style style:name="P40" style:family="paragraph" style:parent-style-name="Standard" style:list-style-name="L16">
      <style:text-properties fo:font-size="11pt" style:font-size-asian="11pt" style:font-size-complex="11pt"/>
    </style:style>
    <style:style style:name="P41" style:family="paragraph" style:parent-style-name="Standard">
      <style:text-properties fo:font-size="11pt" style:font-size-asian="11pt" style:font-size-complex="11pt"/>
    </style:style>
    <style:style style:name="P42" style:family="paragraph" style:parent-style-name="Standard" style:list-style-name="L18">
      <style:text-properties fo:font-size="11pt" style:font-size-asian="11pt" style:font-size-complex="11pt"/>
    </style:style>
    <style:style style:name="T1" style:family="text">
      <style:text-properties officeooo:rsid="00155b3f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080f2c" style:font-size-asian="11pt" style:font-size-complex="11pt"/>
    </style:style>
    <style:style style:name="T4" style:family="text">
      <style:text-properties officeooo:rsid="00080f2c"/>
    </style:style>
    <style:style style:name="T5" style:family="text">
      <style:text-properties officeooo:rsid="000a55d5"/>
    </style:style>
    <style:style style:name="T6" style:family="text">
      <style:text-properties officeooo:rsid="000bece3"/>
    </style:style>
    <style:style style:name="T7" style:family="text">
      <style:text-properties officeooo:rsid="000dcdfd"/>
    </style:style>
    <style:style style:name="T8" style:family="text">
      <style:text-properties fo:color="#00a933" loext:opacity="100%"/>
    </style:style>
    <style:style style:name="T9" style:family="text">
      <style:text-properties fo:color="#00a933" loext:opacity="100%" officeooo:rsid="000dcdfd"/>
    </style:style>
    <style:style style:name="T10" style:family="text">
      <style:text-properties fo:color="#00a933" loext:opacity="100%" style:text-underline-style="solid" style:text-underline-width="auto" style:text-underline-color="font-color"/>
    </style:style>
    <style:style style:name="T11" style:family="text">
      <style:text-properties fo:color="#00a933" loext:opacity="100%" style:text-underline-style="solid" style:text-underline-width="auto" style:text-underline-color="font-color" officeooo:rsid="000dcdfd"/>
    </style:style>
    <style:style style:name="T12" style:family="text">
      <style:text-properties fo:color="#00a933" loext:opacity="100%" style:text-underline-style="solid" style:text-underline-width="auto" style:text-underline-color="font-color" fo:background-color="transparent" loext:char-shading-value="0"/>
    </style:style>
    <style:style style:name="T13" style:family="text">
      <style:text-properties fo:color="#00a933" loext:opacity="100%" style:text-underline-style="solid" style:text-underline-width="auto" style:text-underline-color="font-color" officeooo:rsid="000ee831" fo:background-color="transparent" loext:char-shading-value="0"/>
    </style:style>
    <style:style style:name="T14" style:family="text">
      <style:text-properties fo:color="#00a933" loext:opacity="100%" style:text-underline-style="solid" style:text-underline-width="auto" style:text-underline-color="font-color" officeooo:rsid="000ee831"/>
    </style:style>
    <style:style style:name="T15" style:family="text">
      <style:text-properties fo:color="#00a933" loext:opacity="100%" style:text-underline-style="solid" style:text-underline-width="auto" style:text-underline-color="font-color" officeooo:rsid="000bece3"/>
    </style:style>
    <style:style style:name="T16" style:family="text">
      <style:text-properties fo:color="#00a933" loext:opacity="100%" officeooo:rsid="000bece3"/>
    </style:style>
    <style:style style:name="T17" style:family="text">
      <style:text-properties fo:color="#158466" loext:opacity="100%"/>
    </style:style>
    <style:style style:name="T18" style:family="text">
      <style:text-properties fo:color="#158466" loext:opacity="100%" fo:font-weight="bold" style:font-weight-asian="bold" style:font-weight-complex="bold"/>
    </style:style>
    <style:style style:name="T19" style:family="text">
      <style:text-properties fo:color="#158466" loext:opacity="100%" fo:font-weight="bold" officeooo:rsid="00112536" style:font-weight-asian="bold" style:font-weight-complex="bold"/>
    </style:style>
    <style:style style:name="T20" style:family="text">
      <style:text-properties fo:color="#158466" loext:opacity="100%" fo:font-weight="bold" officeooo:rsid="0012ceb4" style:font-weight-asian="bold" style:font-weight-complex="bold"/>
    </style:style>
    <style:style style:name="T21" style:family="text">
      <style:text-properties fo:color="#158466" loext:opacity="100%" fo:font-weight="bold" officeooo:rsid="00130d2d" style:font-weight-asian="bold" style:font-weight-complex="bold"/>
    </style:style>
    <style:style style:name="T22" style:family="text">
      <style:text-properties fo:color="#158466" loext:opacity="100%" fo:font-weight="bold" officeooo:rsid="0013aefa" style:font-weight-asian="bold" style:font-weight-complex="bold"/>
    </style:style>
    <style:style style:name="T23" style:family="text">
      <style:text-properties fo:color="#158466" loext:opacity="100%" fo:font-weight="bold" officeooo:rsid="0014dd01" style:font-weight-asian="bold" style:font-weight-complex="bold"/>
    </style:style>
    <style:style style:name="T24" style:family="text">
      <style:text-properties fo:color="#158466" loext:opacity="100%" fo:font-size="9pt" fo:font-weight="bold" officeooo:rsid="00112536" style:font-size-asian="9pt" style:font-weight-asian="bold" style:font-size-complex="9pt" style:font-weight-complex="bold"/>
    </style:style>
    <style:style style:name="T25" style:family="text">
      <style:text-properties fo:color="#158466" loext:opacity="100%" fo:font-size="9pt" fo:font-weight="bold" officeooo:rsid="0012c538" style:font-size-asian="9pt" style:font-weight-asian="bold" style:font-size-complex="9pt" style:font-weight-complex="bold"/>
    </style:style>
    <style:style style:name="T26" style:family="text">
      <style:text-properties fo:color="#158466" loext:opacity="100%" officeooo:rsid="0013aefa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112536"/>
    </style:style>
    <style:style style:name="T29" style:family="text">
      <style:text-properties fo:color="#000000" loext:opacity="100%"/>
    </style:style>
    <style:style style:name="T30" style:family="text">
      <style:text-properties fo:color="#000000" loext:opacity="100%" fo:font-size="9pt" fo:font-weight="bold" officeooo:rsid="00112536" style:font-size-asian="9pt" style:font-weight-asian="bold" style:font-size-complex="9pt" style:font-weight-complex="bold"/>
    </style:style>
    <style:style style:name="T31" style:family="text">
      <style:text-properties fo:color="#000000" loext:opacity="100%" fo:font-size="9pt" fo:font-weight="bold" officeooo:rsid="0012c538" style:font-size-asian="9pt" style:font-weight-asian="bold" style:font-size-complex="9pt" style:font-weight-complex="bold"/>
    </style:style>
    <style:style style:name="T32" style:family="text">
      <style:text-properties fo:font-size="9pt" officeooo:rsid="00112536" style:font-size-asian="9pt" style:font-size-complex="9pt"/>
    </style:style>
    <style:style style:name="T33" style:family="text">
      <style:text-properties fo:font-size="9pt" fo:font-weight="bold" officeooo:rsid="00112536" style:font-size-asian="9pt" style:font-weight-asian="bold" style:font-size-complex="9pt" style:font-weight-complex="bold"/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8">NAMES: MUTANGANA JOSEPH<text:line-break/>GROUP: E<text:line-break/><text:span text:style-name="T5">COURSE</text:span>: GENERAL ENGLISH</text:p>
      <text:p text:style-name="P9"/>
      <text:p text:style-name="P16">Part 1: Fill in the blanks</text:p>
      <text:p text:style-name="P18"/>
      <text:p text:style-name="P18">Fill in the blanks with "a," "an," or "the" where necessary. If no article is needed, leave the space blank.</text:p>
      <text:p text:style-name="P18"/>
      <text:p text:style-name="P18">I saw <text:span text:style-name="T16">an</text:span> elephant at the zoo.</text:p>
      <text:p text:style-name="P18">She bought<text:span text:style-name="T10"> </text:span><text:span text:style-name="T15">an</text:span><text:span text:style-name="T10"> </text:span>apple and <text:span text:style-name="T6">a</text:span> banana from the market.</text:p>
      <text:p text:style-name="P18">He is reading<text:span text:style-name="T8"> </text:span><text:span text:style-name="T9">an</text:span><text:span text:style-name="T8"> </text:span>interesting book about history.</text:p>
      <text:p text:style-name="P18">We stayed in<text:span text:style-name="T10"> </text:span><text:span text:style-name="T11">the </text:span>hotel near the beach.</text:p>
      <text:p text:style-name="P18">I saw<text:span text:style-name="T8"> </text:span><text:span text:style-name="T9">the</text:span><text:span text:style-name="T8"> </text:span>moon shining brightly last night.</text:p>
      <text:p text:style-name="P18">There was <text:span text:style-name="T11">an </text:span>old man sitting on the bench.</text:p>
      <text:p text:style-name="P18">We adopted<text:span text:style-name="T10"> </text:span><text:span text:style-name="T11">a</text:span><text:span text:style-name="T10"> </text:span>dog and <text:span text:style-name="T7">a</text:span> cat from the shelter.</text:p>
      <text:p text:style-name="P18">Can you pass me<text:span text:style-name="T10"> </text:span><text:span text:style-name="T14">the </text:span>salt, please?</text:p>
      <text:p text:style-name="P18">They live in <text:span text:style-name="T11">an</text:span> apartment in the city.</text:p>
      <text:p text:style-name="P18">We visited<text:span text:style-name="T10"> </text:span><text:span text:style-name="T11">the</text:span><text:span text:style-name="T10"> </text:span>Eiffel Tower during our trip to France.</text:p>
      <text:p text:style-name="P18">She found<text:span text:style-name="T10"> </text:span><text:span text:style-name="T11">a</text:span><text:span text:style-name="T10"> </text:span>unique solution to the problem.</text:p>
      <text:p text:style-name="P18">I need <text:span text:style-name="T11">an</text:span><text:span text:style-name="T10"> </text:span>hour to finish my work.</text:p>
      <text:p text:style-name="P18">We are going to <text:span text:style-name="T13">a</text:span><text:span text:style-name="T12"> </text:span>cinema tonight.</text:p>
      <text:p text:style-name="P18">He is looking for <text:span text:style-name="T13">a</text:span><text:span text:style-name="T12"> </text:span>job in marketing.</text:p>
      <text:p text:style-name="P18">We saw<text:span text:style-name="T12"> </text:span><text:span text:style-name="T13">an</text:span><text:span text:style-name="T12"> </text:span>amazing sunset yesterday.</text:p>
      <text:p text:style-name="P18"/>
      <text:p text:style-name="P17">Part 2: Choose the correct answer</text:p>
      <text:p text:style-name="P18"/>
      <text:p text:style-name="P18">Select the correct article (a, an, the, or no article) for each sentence.</text:p>
      <text:p text:style-name="P18"/>
      <text:p text:style-name="P18">I need ___ advice on this matter.</text:p>
      <text:p text:style-name="P18">a) a</text:p>
      <text:p text:style-name="P15">b) an</text:p>
      <text:p text:style-name="P18">c) the</text:p>
      <text:p text:style-name="P18">d) (no article)</text:p>
      <text:p text:style-name="P18"/>
      <text:p text:style-name="P18">We had ___ amazing time at the concert.</text:p>
      <text:p text:style-name="P18">a) a</text:p>
      <text:p text:style-name="P21">b) an</text:p>
      <text:p text:style-name="P18">c) the</text:p>
      <text:p text:style-name="P18">d) (no article)</text:p>
      <text:p text:style-name="P18"/>
      <text:p text:style-name="P18">He is ___ honest person.</text:p>
      <text:p text:style-name="P21">a) a</text:p>
      <text:p text:style-name="P18">b) an</text:p>
      <text:p text:style-name="P18">c) the</text:p>
      <text:p text:style-name="P18">d) (no article)</text:p>
      <text:p text:style-name="P18"/>
      <text:p text:style-name="P18">They climbed ___ highest mountain in Africa.</text:p>
      <text:p text:style-name="P18">a) a</text:p>
      <text:p text:style-name="P18">b) an</text:p>
      <text:p text:style-name="P21">c) the</text:p>
      <text:p text:style-name="P18">d) (no article)</text:p>
      <text:p text:style-name="P18"/>
      <text:p text:style-name="P19">Can you give me ___ information about the event?</text:p>
      <text:p text:style-name="P20">a) a <text:s/></text:p>
      <text:p text:style-name="P20">b) an <text:s/></text:p>
      <text:p text:style-name="P22">c) the</text:p>
      <text:p text:style-name="P10">d) (no article)</text:p>
      <text:p text:style-name="P11"/>
      <text:p text:style-name="P12"/>
      <text:p text:style-name="P12"/>
      <text:p text:style-name="P5"><text:s/></text:p>
      <text:p text:style-name="P5">Part 3: Correct the mistakes</text:p>
      <text:p text:style-name="P12"/>
      <text:p text:style-name="P12">Each sentence below contains an incorrect use of articles. Rewrite the sentence correctly.</text:p>
      <text:p text:style-name="P12"/>
      <text:p text:style-name="P12">She adopted a elephant from the wildlife sanctuary.</text:p>
      <text:list text:style-name="L1">
        <text:list-item>
          <text:p text:style-name="P24">She adopted an elephant from the sanctuary.</text:p>
        </text:list-item>
      </text:list>
      <text:p text:style-name="P12">We went to a university in London.</text:p>
      <text:list text:style-name="L2">
        <text:list-item>
          <text:p text:style-name="P25">We went to the university in London.</text:p>
        </text:list-item>
      </text:list>
      <text:p text:style-name="P12">He is the engineer with a creative mind.</text:p>
      <text:list text:style-name="L3">
        <text:list-item>
          <text:p text:style-name="P26">He is an engineer with creative mind.</text:p>
        </text:list-item>
      </text:list>
      <text:p text:style-name="P12">I saw an beautiful rainbow after the rain.</text:p>
      <text:list text:style-name="L4">
        <text:list-item>
          <text:p text:style-name="P27">I saw a beautiful rainbow after the rain.</text:p>
        </text:list-item>
      </text:list>
      <text:p text:style-name="P12">She found a old coin in the garden.</text:p>
      <text:list text:style-name="L5">
        <text:list-item>
          <text:p text:style-name="P28">She found an old coin in the garden.</text:p>
        </text:list-item>
      </text:list>
      <text:p text:style-name="P12"/>
      <text:p text:style-name="P6">Part 4: Complete the paragraph</text:p>
      <text:p text:style-name="P12"/>
      <text:p text:style-name="P12">Fill in the blanks with "a," "an," "the," or leave it blank if no article is needed.</text:p>
      <text:p text:style-name="P12"/>
      <text:p text:style-name="P12">Yesterday, I had <text:span text:style-name="T28">__</text:span> unusual experience. I was walking in <text:span text:style-name="T19">the</text:span> park when I saw<text:span text:style-name="T18"> </text:span><text:span text:style-name="T19">a</text:span><text:span text:style-name="T18"> </text:span>little bird sitting on<text:span text:style-name="T18"> </text:span><text:span text:style-name="T19">the</text:span><text:span text:style-name="T18"> </text:span>bench. The bird had <text:span text:style-name="T19">an</text:span><text:span text:style-name="T18"> </text:span>injured wing. I picked it up carefully and took it to ___ veterinarian. The vet said it needed<text:span text:style-name="T18"> </text:span><text:span text:style-name="T19">a</text:span> few days to recover. After that, I released it back into<text:span text:style-name="T18"> </text:span><text:span text:style-name="T19">the</text:span><text:span text:style-name="T18"> </text:span>wild. It was <text:span text:style-name="T19">an</text:span><text:span text:style-name="T18"> </text:span>amazing moment!</text:p>
      <text:p text:style-name="P12"/>
      <text:p text:style-name="P6">Part 5: Explanation Questions</text:p>
      <text:p text:style-name="P12"/>
      <text:p text:style-name="P12">Answer the following questions in your own words.</text:p>
      <text:p text:style-name="P12"/>
      <text:p text:style-name="P12">When do we use "the" instead of "a" or "an"?</text:p>
      <text:p text:style-name="P12"/>
      <text:list text:style-name="L6">
        <text:list-item>
          <text:p text:style-name="P35"><text:span text:style-name="T33">We use</text:span><text:span text:style-name="T32"> </text:span><text:span text:style-name="T24">“the” <text:s/></text:span><text:span text:style-name="T30">when we are talking about about specific thing or something known, and we use</text:span><text:span text:style-name="T24"> “a” </text:span><text:span text:style-name="T30">before</text:span><text:span text:style-name="T24"> </text:span><text:span text:style-name="T30">a word that start with consonant and we </text:span><text:span text:style-name="T31">use </text:span><text:span text:style-name="T25">“</text:span><text:span text:style-name="T24">an” </text:span><text:span text:style-name="T30">on word that start with vowel</text:span><text:span text:style-name="T24">.</text:span></text:p>
          <text:p text:style-name="P36"><text:span text:style-name="T18"/></text:p>
        </text:list-item>
      </text:list>
      <text:p text:style-name="P12">Why do we say "an hour" instead of "a hour"?</text:p>
      <text:list text:style-name="L7">
        <text:list-item>
          <text:p text:style-name="P37"/>
        </text:list-item>
      </text:list>
      <text:p text:style-name="P12">When can we omit articles in a sentence?</text:p>
      <text:p text:style-name="P12">Why do we say "the sun" but "a star"?</text:p>
      <text:p text:style-name="P12">Explain the difference between "a university" and "an umbrella."</text:p>
      <text:p text:style-name="P13"/>
      <text:p text:style-name="P12"/>
      <text:p text:style-name="P12"/>
      <text:p text:style-name="P6">Part 1: Fill in the blanks</text:p>
      <text:p text:style-name="P6"/>
      <text:p text:style-name="P12">Complete each sentence with the correct preposition (in, on, at, by, for, with, from, to, under, over, between, among).</text:p>
      <text:p text:style-name="P12"/>
      <text:p text:style-name="P12">The book is lying <text:span text:style-name="T20">on</text:span> the table.</text:p>
      <text:p text:style-name="P12">She was born <text:span text:style-name="T20">in</text:span> July.</text:p>
      <text:p text:style-name="P12">We are going <text:span text:style-name="T20">to</text:span> the cinema tonight.</text:p>
      <text:p text:style-name="P12">He sat<text:span text:style-name="T18"> </text:span><text:span text:style-name="T20">for</text:span> me and my brother at the dinner table.</text:p>
      <text:p text:style-name="P12">The cat is hiding <text:span text:style-name="T20">under</text:span> the bed.</text:p>
      <text:p text:style-name="P12">He walked <text:span text:style-name="T20">over</text:span> the bridge to get to the other side.</text:p>
      <text:p text:style-name="P12">I will meet you <text:span text:style-name="T20">by</text:span> 5 PM.</text:p>
      <text:p text:style-name="P12">The keys are <text:span text:style-name="T20">in</text:span> my pocket.</text:p>
      <text:p text:style-name="P12">The train arrives<text:span text:style-name="T18"> </text:span><text:span text:style-name="T20">in</text:span> Paris at 9 AM.</text:p>
      <text:p text:style-name="P12">She was punished<text:span text:style-name="T18"> </text:span><text:span text:style-name="T20">over</text:span> being late.</text:p>
      <text:p text:style-name="P12">The phone is placed<text:span text:style-name="T18"> </text:span><text:span text:style-name="T20">between</text:span><text:span text:style-name="T18"> </text:span>the laptop and the lamp.</text:p>
      <text:p text:style-name="P12">They traveled <text:span text:style-name="T21">by</text:span> plane to London.</text:p>
      <text:p text:style-name="P12">The kids are playing<text:span text:style-name="T18"> </text:span><text:span text:style-name="T20">in</text:span><text:span text:style-name="T18"> </text:span>the park.</text:p>
      <text:p text:style-name="P12">She finished the project <text:span text:style-name="T20">in</text:span> two days.</text:p>
      <text:p text:style-name="P12">He drove<text:span text:style-name="T18"> </text:span><text:span text:style-name="T20">on</text:span> high speed through the city.</text:p>
      <text:p text:style-name="P12"/>
      <text:p text:style-name="P6">Part 2: Multiple-choice questions</text:p>
      <text:p text:style-name="P12"/>
      <text:p text:style-name="P12">Choose the correct preposition for each sentence.</text:p>
      <text:p text:style-name="P12"/>
      <text:p text:style-name="P12">The meeting is scheduled ___ Monday morning.</text:p>
      <text:p text:style-name="P12">a) in</text:p>
      <text:p text:style-name="P14">b) on</text:p>
      <text:p text:style-name="P12">c) at</text:p>
      <text:p text:style-name="P12"/>
      <text:p text:style-name="P12">He is very good ___ mathematics.</text:p>
      <text:p text:style-name="P12">a) in</text:p>
      <text:p text:style-name="P14">b) at</text:p>
      <text:p text:style-name="P12">c) for</text:p>
      <text:p text:style-name="P12"/>
      <text:p text:style-name="P12">The plane is flying ___ the clouds.</text:p>
      <text:p text:style-name="P14">a) under</text:p>
      <text:p text:style-name="P12">b) between</text:p>
      <text:p text:style-name="P12">c) above</text:p>
      <text:p text:style-name="P12"/>
      <text:p text:style-name="P12">I borrowed a book ___ the library.</text:p>
      <text:p text:style-name="P14">a) from</text:p>
      <text:p text:style-name="P12">b) to</text:p>
      <text:p text:style-name="P12">c) by</text:p>
      <text:p text:style-name="P12"/>
      <text:p text:style-name="P12">She is interested ___ learning new languages.</text:p>
      <text:p text:style-name="P12">a) with</text:p>
      <text:p text:style-name="P14">b) in</text:p>
      <text:p text:style-name="P12">c) at</text:p>
      <text:p text:style-name="P12"><text:soft-page-break/></text:p>
      <text:p text:style-name="P12"/>
      <text:p text:style-name="P12"/>
      <text:p text:style-name="P7">Part 3: Error correction</text:p>
      <text:p text:style-name="P10"/>
      <text:p text:style-name="P10">Each sentence has an incorrect preposition. Rewrite the sentence correctly.</text:p>
      <text:p text:style-name="P12"/>
      <text:p text:style-name="P23"><text:span text:style-name="T3">1. </text:span><text:span text:style-name="T2">She arrived to the airport early.</text:span></text:p>
      <text:list text:style-name="L8">
        <text:list-item>
          <text:p text:style-name="P29">She arrived at the airport early.</text:p>
        </text:list-item>
      </text:list>
      <text:p text:style-name="P12"><text:span text:style-name="T4">2. </text:span>The painting is in the wall.</text:p>
      <text:list text:style-name="L9">
        <text:list-item>
          <text:p text:style-name="P30">The painting is on the wall.</text:p>
        </text:list-item>
      </text:list>
      <text:p text:style-name="P12"><text:span text:style-name="T4">3. </text:span>I am waiting on the bus stop.</text:p>
      <text:list text:style-name="L10">
        <text:list-item>
          <text:p text:style-name="P31">I am waiting at the bus stop.</text:p>
        </text:list-item>
      </text:list>
      <text:p text:style-name="P12"><text:span text:style-name="T4">4. </text:span>He is married with a doctor.</text:p>
      <text:list text:style-name="L11">
        <text:list-item>
          <text:p text:style-name="P32">He is married to a doctor.</text:p>
        </text:list-item>
      </text:list>
      <text:p text:style-name="P12"><text:span text:style-name="T4">5. </text:span>They discussed about the project for hours.</text:p>
      <text:list text:style-name="L12">
        <text:list-item>
          <text:p text:style-name="P33">They discussed the project for hours.</text:p>
        </text:list-item>
      </text:list>
      <text:p text:style-name="P12"/>
      <text:p text:style-name="P6">Part 4: Complete the paragraph</text:p>
      <text:p text:style-name="P12"/>
      <text:p text:style-name="P12">Fill in the blanks with appropriate prepositions.</text:p>
      <text:p text:style-name="P12"/>
      <text:p text:style-name="P12">Last summer, I went <text:span text:style-name="T22">on</text:span> a trip <text:span text:style-name="T22">with</text:span><text:span text:style-name="T17"> </text:span>my friends. We traveled <text:span text:style-name="T22">by</text:span> train <text:span text:style-name="T22">to</text:span> Paris. We stayed <text:span text:style-name="T22">in</text:span><text:span text:style-name="T27"> </text:span>a hotel that was located <text:span text:style-name="T22">at</text:span> the center of the city. Every morning, we had breakfast <text:span text:style-name="T22">at</text:span> a small café near our hotel. One day, we decided to visit the Eiffel Tower. We walked <text:span text:style-name="T22">on</text:span> the streets, enjoying the beautiful scenery. After reaching the tower, we took an elevator <text:span text:style-name="T26">to</text:span> the top. The view <text:span text:style-name="T22">of</text:span> the city was breathtaking!</text:p>
      <text:p text:style-name="P12"/>
      <text:p text:style-name="P6">Part 5: Preposition transformations</text:p>
      <text:p text:style-name="P12"/>
      <text:p text:style-name="P12">Rewrite the sentences using different prepositions while keeping the meaning the same.</text:p>
      <text:p text:style-name="P12"/>
      <text:p text:style-name="P12">He sat beside me. → He sat <text:span text:style-name="T23">near</text:span> me.</text:p>
      <text:p text:style-name="P12">The cat jumped onto the bed. → The cat jumped <text:span text:style-name="T23">on</text:span> the bed.</text:p>
      <text:p text:style-name="P12">We walked through the forest. → We walked <text:span text:style-name="T23">in</text:span> the forest.</text:p>
      <text:p text:style-name="P12">The shop is located opposite the bank. → The shop is located <text:span text:style-name="T23">straight</text:span> the bank.</text:p>
      <text:p text:style-name="P12">The kids were hiding under the table. → The kids were hiding <text:span text:style-name="T23">below</text:span> the table.</text:p>
      <text:p text:style-name="P12"/>
      <text:p text:style-name="P6">Part 6: Explanation Questions</text:p>
      <text:p text:style-name="P12"/>
      <text:p text:style-name="P12">Answer the following questions in your own words.</text:p>
      <text:p text:style-name="P12"/>
      <text:p text:style-name="P12">What is the difference between "in" and "on" when talking about places?</text:p>
      <text:p text:style-name="P12"/>
      <text:list text:style-name="L13">
        <text:list-item>
          <text:p text:style-name="P34">“in” <text:span text:style-name="T29">used in the place when you are talking about something that is inside the that place. </text:span><text:span text:style-name="T27">“on”</text:span><text:span text:style-name="T29"> used to specify something that is over the something like,</text:span> <text:span text:style-name="T29">Ex: My book is on the table. This means that place is table but my phone is on/over that place.</text:span></text:p>
          <text:p text:style-name="P34"><text:span text:style-name="T29"/></text:p>
        </text:list-item>
      </text:list>
      <text:p text:style-name="P12">Why do we say "interested in" instead of "interested on"?</text:p>
      <text:list text:style-name="L14">
        <text:list-item>
          <text:p text:style-name="P38"/>
        </text:list-item>
      </text:list>
      <text:p text:style-name="P12">When should we use "by" instead of "with" when talking about how something is done?</text:p>
      <text:list text:style-name="L15">
        <text:list-item>
          <text:p text:style-name="P39"/>
        </text:list-item>
      </text:list>
      <text:p text:style-name="P12">Why do we say "on Monday" but "in July"?</text:p>
      <text:list text:style-name="L16">
        <text:list-item>
          <text:p text:style-name="P40"/>
        </text:list-item>
      </text:list>
      <text:p text:style-name="P12"><text:soft-page-break/>Explain the difference between "between" and "among."</text:p>
      <text:list text:style-name="L18">
        <text:list-item>
          <text:p text:style-name="P42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8pt" fo:font-weight="bold" officeooo:paragraph-rsid="00080f2c" style:font-size-asian="18pt" style:font-weight-asian="bold" style:font-size-complex="18pt" style:font-weight-complex="bold"/>
    </style:style>
    <style:style style:name="MP2" style:family="paragraph" style:parent-style-name="Footer">
      <style:paragraph-properties fo:text-align="center" style:justify-single-word="false"/>
      <style:text-properties fo:color="#666666" loext:opacity="100%" fo:font-weight="bold" officeooo:rsid="0009b938" officeooo:paragraph-rsid="0009b938" style:font-weight-asian="bold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T1" style:family="text">
      <style:text-properties officeooo:rsid="00155b3f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true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HTML">
      <style:header>
        <text:p text:style-name="MP1">Exercise: Definite and Indefinite Articles</text:p>
      </style:header>
      <style:footer>
        <text:p text:style-name="MP2"><text:span text:style-name="MT1">#</text:span>lecturerjebman@gmail.com</text:p>
      </style:footer>
    </style:master-page>
    <style:master-page style:name="HTML" style:page-layout-name="Mpm2" draw:style-name="Mdp1" style:next-style-name="First_20_Page">
      <style:header>
        <text:p text:style-name="MP3">Exercise: Definite and Indefinite Articles</text:p>
      </style:header>
      <style:footer>
        <text:p text:style-name="MP2"><text:span text:style-name="MT1">#</text:span>lecturerjebman@gmail.com</text:p>
      </style:footer>
    </style:master-page>
    <style:master-page style:name="First_20_Page" style:display-name="First Page" style:page-layout-name="Mpm3" draw:style-name="Mdp1">
      <style:header>
        <text:p text:style-name="MP1">Exercise: Prepositions</text:p>
      </style:header>
      <style:footer>
        <text:p text:style-name="MP2"><text:span text:style-name="MT1">#</text:span>lecturerjebman@gmail.com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9:39:34.861949004</meta:creation-date>
    <dc:date>2025-02-11T12:05:48.018573322</dc:date>
    <meta:editing-duration>PT4H28M1S</meta:editing-duration>
    <meta:editing-cycles>14</meta:editing-cycles>
    <meta:generator>LibreOffice/24.2.5.2$Linux_X86_64 LibreOffice_project/420$Build-2</meta:generator>
    <meta:document-statistic meta:table-count="0" meta:image-count="0" meta:object-count="0" meta:page-count="5" meta:paragraph-count="151" meta:word-count="1139" meta:character-count="5884" meta:non-whitespace-character-count="4901"/>
  </office:meta>
</office:document-meta>
</file>